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1e4" officeooo:paragraph-rsid="0010d1e4"/>
    </style:style>
    <style:style style:name="P2" style:family="paragraph" style:parent-style-name="Standard">
      <style:text-properties officeooo:rsid="0014c3eb" officeooo:paragraph-rsid="0014c3eb"/>
    </style:style>
    <style:style style:name="P3" style:family="paragraph" style:parent-style-name="Standard">
      <style:text-properties officeooo:rsid="0016017d" officeooo:paragraph-rsid="0016017d"/>
    </style:style>
    <style:style style:name="P4" style:family="paragraph" style:parent-style-name="Standard">
      <style:text-properties officeooo:rsid="0016017d" officeooo:paragraph-rsid="00174899"/>
    </style:style>
    <style:style style:name="T1" style:family="text">
      <style:text-properties officeooo:rsid="0012d4a5"/>
    </style:style>
    <style:style style:name="T2" style:family="text">
      <style:text-properties officeooo:rsid="0010d1e4"/>
    </style:style>
    <style:style style:name="T3" style:family="text">
      <style:text-properties officeooo:rsid="001748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OI</text:p>
      <text:h text:style-name="Heading_20_1" text:outline-level="1">1.算法</text:h>
      <text:h text:style-name="Heading_20_3" text:outline-level="3">判断点在直线的哪一侧(坐标原点[0,0]在左上角的情况)</text:h>
      <text:p text:style-name="P1">点<text:span text:style-name="T1">P</text:span>[x3,y3] 和 线[x1,y1] → [x2,y2]</text:p>
      <text:p text:style-name="P1">S = (x1-x3)(y2-y3) – (y1-y3)(x2-x3)</text:p>
      <text:p text:style-name="P1">S &gt; 0 右侧, S = 0 直线上, <text:s/>S &lt; 0 左侧</text:p>
      <text:h text:style-name="Heading_20_3" text:outline-level="3">判断线段是否相交</text:h>
      <text:p text:style-name="P1">L1,L2</text:p>
      <text:p text:style-name="P1">先判断L1的起点终点在L2的哪一侧</text:p>
      <text:p text:style-name="P1">如果在同一侧且不在线上(S * S &gt; 0)则不相交</text:p>
      <text:p text:style-name="P1">然后再判断L2起点终点在L1哪一侧</text:p>
      <text:p text:style-name="P1">如果在同一侧且不在线上(S * S &gt; 0)则不相交</text:p>
      <text:p text:style-name="P1">以上都不满足,则两线段相交</text:p>
      <text:h text:style-name="Heading_20_3" text:outline-level="3">求线段长度</text:h>
      <text:p text:style-name="P2">L<text:span text:style-name="T2">[x1,y1] → [x2,y2]</text:span></text:p>
      <text:p text:style-name="P2">勾股定理</text:p>
      <text:p text:style-name="P2">length = sqrt((x1-x2)(x1-x2)+(y1-y2)(y1-y2))</text:p>
      <text:h text:style-name="Heading_20_3" text:outline-level="3">判断线段是否和矩形相交</text:h>
      <text:p text:style-name="P3">先判断线段的起点终点是否在矩形内部,如果是,那么线段与矩形相交</text:p>
      <text:p text:style-name="P3">再判断线段与矩形的四条边是否相交,如果是,那么线段与矩形相交</text:p>
      <text:p text:style-name="P3">以上都不满足,那么线段与矩形不相交</text:p>
      <text:h text:style-name="Heading_20_3" text:outline-level="3">判断矩形是否相交</text:h>
      <text:p text:style-name="P4">一个矩形的<text:span text:style-name="T3">Xmax &lt; 另一个矩形的Xmin 或者 </text:span>一个矩形的Y<text:span text:style-name="T3">max &lt; 另一个矩形的Ymin则两矩形不相交,反之则两矩形相交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3:58:09.903492175</meta:creation-date>
    <dc:date>2018-08-15T15:45:35.931696517</dc:date>
    <meta:editing-duration>PT1H47M2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307" meta:character-count="474" meta:non-whitespace-character-count="436"/>
  </office:meta>
</office:document-meta>
</file>